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1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CLIENTE</text:p>
      <text:p text:style-name="Standard"/>
      <text:p text:style-name="Standard"/>
      <text:p text:style-name="P4">PRUEBA UNITARIA: PAQUETE KTLISTPROJECTSPACKAGE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KTListProjectsPackage</text:p>
      <text:p text:style-name="Standard"/>
      <text:list text:style-name="L1" text:continue-numbering="true">
        <text:list-item>
          <text:p text:style-name="P9">Datos</text:p>
        </text:list-item>
      </text:list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P10">&lt;listprojects/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P10"/>
      <text:p text:style-name="P11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2">Jorge Cuadrado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</table:table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8T15:19:15</meta:creation-date>
    <dc:creator>Jorge Cuadrado</dc:creator>
    <dc:date>2007-02-08T15:33:57</dc:date>
    <dc:language>es-CO</dc:language>
    <meta:editing-cycles>5</meta:editing-cycles>
    <meta:editing-duration>PT14M43S</meta:editing-duration>
    <meta:template xlink:type="simple" xlink:actuate="onRequest" xlink:role="template" xlink:href="../../../../../../../../.openoffice.org2/user/template/prueba_unitaria.ott" xlink:title="prueba_unitaria" meta:date="2007-02-08T15:19:14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2" meta:word-count="50" meta:character-count="370"/>
  </office:meta>
</office:document-meta>
</file>